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1" style:display-name="Flow_Of_Events.1" style:family="table-row">
      <style:table-row-properties style:min-row-height="0.4375in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34246a" officeooo:paragraph-rsid="0034246a"/>
    </style:style>
    <style:style style:name="P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2pt" fo:font-style="normal" fo:font-weight="normal" officeooo:rsid="001fee20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2pt" fo:font-style="normal" fo:font-weight="normal" officeooo:rsid="0035be4a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4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P15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16" style:family="paragraph" style:parent-style-name="Standard">
      <style:text-properties style:font-name="Liberation Sans"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ans"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fo:font-weight="bold" officeooo:rsid="00367445" officeooo:paragraph-rsid="00367445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officeooo:rsid="0035be4a" officeooo:paragraph-rsid="0035be4a"/>
    </style:style>
    <style:style style:name="P21" style:family="paragraph" style:parent-style-name="Standard">
      <style:text-properties style:font-name="Liberation Sans" officeooo:rsid="00217cd5" officeooo:paragraph-rsid="00290d3a"/>
    </style:style>
    <style:style style:name="P22" style:family="paragraph" style:parent-style-name="Standard">
      <style:text-properties style:font-name="Liberation Sans" officeooo:rsid="00217cd5" officeooo:paragraph-rsid="00217cd5"/>
    </style:style>
    <style:style style:name="P23" style:family="paragraph" style:parent-style-name="Standard">
      <style:text-properties style:font-name="Liberation Sans" officeooo:rsid="00367445" officeooo:paragraph-rsid="00367445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17cd5" officeooo:paragraph-rsid="00217cd5" style:font-size-asian="14pt" style:font-weight-asian="bold" style:font-size-complex="16pt" style:font-weight-complex="bold"/>
    </style:style>
    <style:style style:name="P25" style:family="paragraph" style:parent-style-name="Standard">
      <style:text-properties style:font-name="Liberation Sans" fo:font-size="12pt" fo:font-weight="normal" officeooo:rsid="00290d3a" officeooo:paragraph-rsid="00290d3a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34246a"/>
    </style:style>
    <style:style style:name="T3" style:family="text">
      <style:text-properties fo:color="#000000" officeooo:rsid="0035be4a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officeooo:rsid="00320ccb"/>
    </style:style>
    <style:style style:name="T8" style:family="text">
      <style:text-properties officeooo:rsid="0035be4a"/>
    </style:style>
    <style:style style:name="T9" style:family="text">
      <style:text-properties officeooo:rsid="003674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14">Use case:</text:p>
          </table:table-cell>
          <table:table-cell table:style-name="Use_5f_Case_5f_Specification.A1" office:value-type="string">
            <text:p text:style-name="P15"><text:span text:style-name="T1">User </text:span><text:span text:style-name="T2">uploading new documents to the database</text:span></text:p>
          </table:table-cell>
        </table:table-row>
        <table:table-row>
          <table:table-cell table:style-name="Use_5f_Case_5f_Specification.A1" office:value-type="string">
            <text:p text:style-name="P1">Actors:</text:p>
          </table:table-cell>
          <table:table-cell table:style-name="Use_5f_Case_5f_Specification.A1" office:value-type="string">
            <text:p text:style-name="P4">Researcher with admin level access.</text:p>
          </table:table-cell>
        </table:table-row>
        <table:table-row>
          <table:table-cell table:style-name="Use_5f_Case_5f_Specification.A1" office:value-type="string">
            <text:p text:style-name="P1">Purpose:</text:p>
          </table:table-cell>
          <table:table-cell table:style-name="Use_5f_Case_5f_Specification.A1" office:value-type="string">
            <text:p text:style-name="P4">Allow the user to upload new documents to the database.</text:p>
          </table:table-cell>
        </table:table-row>
        <table:table-row>
          <table:table-cell table:style-name="Use_5f_Case_5f_Specification.A1" office:value-type="string">
            <text:p text:style-name="P2">Overview:</text:p>
          </table:table-cell>
          <table:table-cell table:style-name="Use_5f_Case_5f_Specification.A1" office:value-type="string">
            <text:p text:style-name="P4">The user will be able to drag a folder that contains .xml documents and images into a web based document upload system that will upload those documents to the database.</text:p>
          </table:table-cell>
        </table:table-row>
        <table:table-row>
          <table:table-cell table:style-name="Use_5f_Case_5f_Specification.A1" office:value-type="string">
            <text:p text:style-name="P3">Type:</text:p>
          </table:table-cell>
          <table:table-cell table:style-name="Use_5f_Case_5f_Specification.A1" office:value-type="string">
            <text:p text:style-name="P5">Essential</text:p>
          </table:table-cell>
        </table:table-row>
        <table:table-row>
          <table:table-cell table:style-name="Use_5f_Case_5f_Specification.A1" office:value-type="string">
            <text:p text:style-name="P3">Preconditions:</text:p>
          </table:table-cell>
          <table:table-cell table:style-name="Use_5f_Case_5f_Specification.A1" office:value-type="string">
            <text:p text:style-name="P5">Database mu<text:span text:style-name="T7">st</text:span> exist. </text:p>
          </table:table-cell>
        </table:table-row>
        <table:table-row>
          <table:table-cell table:style-name="Use_5f_Case_5f_Specification.A1" office:value-type="string">
            <text:p text:style-name="P3">Postconditions:</text:p>
          </table:table-cell>
          <table:table-cell table:style-name="Use_5f_Case_5f_Specification.A1" office:value-type="string">
            <text:p text:style-name="P4">User will be presented with a message that <text:span text:style-name="T8">confirms that the documents have been uploaded correctly</text:span>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11"><text:span text:style-name="T5">The </text:span>user must <text:span text:style-name="T5">receive a</text:span> <text:span text:style-name="T6">s</text:span>ystem response within 10 seconds.</text:p>
          </table:table-cell>
        </table:table-row>
      </table:table>
      <text:p text:style-name="P12"/>
      <text:p text:style-name="P12"/>
      <text:p text:style-name="P13"><text:span text:style-name="T4">Flow of Events </text:span><text:tab/></text:p>
      <text:p text:style-name="P12"/>
      <table:table table:name="Flow_Of_Events" table:style-name="Flow_5f_Of_5f_Events">
        <table:table-column table:style-name="Flow_5f_Of_5f_Events.A"/>
        <table:table-column table:style-name="Flow_5f_Of_5f_Events.B"/>
        <table:table-row table:style-name="Flow_5f_Of_5f_Events.1">
          <table:table-cell table:style-name="Flow_5f_Of_5f_Events.A1" office:value-type="string">
            <text:p text:style-name="P6">Actor Action</text:p>
          </table:table-cell>
          <table:table-cell table:style-name="Flow_5f_Of_5f_Events.A1" office:value-type="string">
            <text:p text:style-name="P7">System Response</text:p>
          </table:table-cell>
        </table:table-row>
        <table:table-row>
          <table:table-cell table:style-name="Flow_5f_Of_5f_Events.A1" office:value-type="string">
            <text:p text:style-name="P8">1. This use<text:span text:style-name="T8">r initiates the action</text:span> <text:span text:style-name="T8">when they drag a folder containing </text:span><text:span text:style-name="T2"><text:s/>.xml documents and images into </text:span><text:span text:style-name="T3">the</text:span><text:span text:style-name="T2"> web based document upload system.</text:span></text:p>
          </table:table-cell>
          <table:table-cell table:style-name="Flow_5f_Of_5f_Events.A1" office:value-type="string">
            <text:p text:style-name="P6"/>
          </table:table-cell>
        </table:table-row>
        <table:table-row>
          <table:table-cell table:style-name="Flow_5f_Of_5f_Events.A1" office:value-type="string">
            <text:p text:style-name="P16"/>
          </table:table-cell>
          <table:table-cell table:style-name="Flow_5f_Of_5f_Events.A1" office:value-type="string">
            <text:p text:style-name="P9">2. The user is asked to confirm that they have dragged the correct documents into the system.</text:p>
          </table:table-cell>
        </table:table-row>
        <table:table-row>
          <table:table-cell table:style-name="Flow_5f_Of_5f_Events.A1" office:value-type="string">
            <text:p text:style-name="P20">3. The user confirms they have dragged the correct documents into the system,</text:p>
          </table:table-cell>
          <table:table-cell table:style-name="Flow_5f_Of_5f_Events.A1" office:value-type="string">
            <text:p text:style-name="P21"/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0">4.<text:span text:style-name="T9">the system will check the files to see if they are the correct file type and format.</text:span></text:p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3">5.the system uploads the documents into the database </text:p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3">6.the system confirms to the user that the documents have been uploaded.</text:p>
          </table:table-cell>
        </table:table-row>
      </table:table>
      <text:p text:style-name="P22"/>
      <text:p text:style-name="P22"/>
      <text:p text:style-name="P24">Alternate Flow of Events</text:p>
      <text:p text:style-name="P22"/>
      <text:p text:style-name="P17"><text:span text:style-name="T6">Step</text:span> <text:span text:style-name="T9">2</text:span>: </text:p>
      <text:p text:style-name="P25"><text:tab/>- <text:s/>The user did not select the correct document they wanted to upload. Return to step 1</text:p>
      <text:p text:style-name="P19"/>
      <text:p text:style-name="P18">Step 4:</text:p>
      <text:p text:style-name="P25"><text:soft-page-break/><text:tab/>- The files types are invallid and therefor rejeccted by the system. Return to step 1</text:p>
      <text:p text:style-name="P25"><text:tab/>-The XML file is not formated correctly. Return to step 1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16T15:50:08.941754680</dc:date>
    <meta:editing-duration>PT1H14M51S</meta:editing-duration>
    <meta:editing-cycles>12</meta:editing-cycles>
    <meta:generator>LibreOffice/5.2.2.2.0$Linux_X86_64 LibreOffice_project/20m0$Build-2</meta:generator>
    <meta:document-statistic meta:table-count="2" meta:image-count="0" meta:object-count="0" meta:page-count="2" meta:paragraph-count="31" meta:word-count="241" meta:character-count="1412" meta:non-whitespace-character-count="1191"/>
  </office:meta>
</office:document-meta>
</file>